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JetBrains Mono" svg:font-family="'JetBrains Mono'" style:font-pitch="variable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015337" officeooo:paragraph-rsid="0001533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029006" officeooo:paragraph-rsid="0002900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3aae5" officeooo:paragraph-rsid="0003aae5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paragraph-rsid="00029006"/>
    </style:style>
    <style:style style:name="P6" style:family="paragraph" style:parent-style-name="Standard">
      <style:text-properties style:font-name="AnjaliOldLipi" fo:font-size="12pt" style:text-underline-style="none" fo:font-weight="normal" officeooo:rsid="0003aae5" officeooo:paragraph-rsid="0003aae5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paragraph-rsid="0003aae5"/>
    </style:style>
    <style:style style:name="P8" style:family="paragraph" style:parent-style-name="Standard">
      <style:text-properties officeooo:paragraph-rsid="0006c798"/>
    </style:style>
    <style:style style:name="P9" style:family="paragraph" style:parent-style-name="Standard">
      <style:text-properties fo:color="#000000" loext:opacity="100%" style:font-name="AnjaliOldLipi" fo:font-size="12pt" officeooo:rsid="000c9d60" officeooo:paragraph-rsid="000c9d60" style:font-size-asian="10.5pt" style:font-size-complex="12pt"/>
    </style:style>
    <style:style style:name="T1" style:family="text">
      <style:text-properties style:font-name="AnjaliOldLipi"/>
    </style:style>
    <style:style style:name="T2" style:family="text">
      <style:text-properties style:font-name="AnjaliOldLipi" fo:font-size="16pt" style:text-underline-style="solid" style:text-underline-width="auto" style:text-underline-color="font-color" fo:font-weight="bold" officeooo:rsid="0000231a" style:font-size-asian="14pt" style:font-weight-asian="bold" style:font-size-complex="16pt" style:font-weight-complex="bold"/>
    </style:style>
    <style:style style:name="T3" style:family="text">
      <style:text-properties style:font-name="AnjaliOldLipi" officeooo:rsid="0000231a"/>
    </style:style>
    <style:style style:name="T4" style:family="text">
      <style:text-properties style:font-name="AnjaliOldLipi" fo:language="en" fo:country="US"/>
    </style:style>
    <style:style style:name="T5" style:family="text">
      <style:text-properties style:font-name="AnjaliOldLipi" fo:language="en" fo:country="US" fo:font-weight="normal" style:font-weight-asian="normal" style:font-weight-complex="normal"/>
    </style:style>
    <style:style style:name="T6" style:family="text">
      <style:text-properties style:font-name="AnjaliOldLipi" officeooo:rsid="00029006"/>
    </style:style>
    <style:style style:name="T7" style:family="text">
      <style:text-properties style:font-name="AnjaliOldLipi" fo:font-size="12pt" style:text-underline-style="none" fo:font-weight="normal" officeooo:rsid="0003aae5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029006" style:font-size-asian="10.5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bbb529" loext:opacity="100%" style:font-name="JetBrains Mono1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bb529" loext:opacity="100%" style:font-name="JetBrains Mono1" fo:font-size="10pt" fo:font-style="normal" style:text-underline-style="none" fo:font-weight="normal" officeooo:rsid="0003aae5" style:font-size-asian="10pt" style:font-style-asian="normal" style:font-weight-asian="normal" style:font-size-complex="12pt" style:font-weight-complex="normal"/>
    </style:style>
    <style:style style:name="T12" style:family="text">
      <style:text-properties fo:color="#bbb529" loext:opacity="100%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3" style:family="text">
      <style:text-properties fo:color="#bbb529" loext:opacity="100%" style:font-name="JetBrains Mono1" fo:font-size="12pt" fo:font-style="normal" style:text-underline-style="none" fo:font-weight="normal" officeooo:rsid="0003aae5" style:font-size-asian="12pt" style:font-style-asian="normal" style:font-weight-asian="normal" style:font-size-complex="12pt" style:font-weight-complex="normal"/>
    </style:style>
    <style:style style:name="T14" style:family="text">
      <style:text-properties fo:color="#bbb529" loext:opacity="100%" style:font-name="JetBrains Mono" fo:font-size="10pt" fo:font-style="normal" style:text-underline-style="none" fo:font-weight="normal" officeooo:rsid="0003aae5" style:font-size-asian="10pt" style:font-style-asian="normal" style:font-weight-asian="normal" style:font-size-complex="12pt" style:font-weight-complex="normal"/>
    </style:style>
    <style:style style:name="T15" style:family="text">
      <style:text-properties fo:color="#bbb529" loext:opacity="100%" style:font-name="JetBrains Mono" fo:font-size="12pt" fo:font-style="normal" style:text-underline-style="none" fo:font-weight="normal" officeooo:rsid="0003aae5" style:font-size-asian="12pt" style:font-style-asian="normal" style:font-weight-asian="normal" style:font-size-complex="12pt" style:font-weight-complex="normal"/>
    </style:style>
    <style:style style:name="T16" style:family="text">
      <style:text-properties fo:color="#a9b7c6" loext:opacity="100%" style:font-name="JetBrains Mono1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9b7c6" loext:opacity="100%" style:font-name="JetBrains Mono1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6a8759" loext:opacity="100%" style:font-name="JetBrains Mono1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loext:opacity="100%" style:font-name="JetBrains Mono1" fo:font-size="10pt" fo:font-style="normal" fo:font-weight="normal" officeooo:rsid="0003aae5" style:font-size-asian="10pt" style:font-style-asian="normal" style:font-weight-asian="normal"/>
    </style:style>
    <style:style style:name="T20" style:family="text">
      <style:text-properties fo:color="#6a8759" loext:opacity="100%" style:font-name="JetBrains Mono1" fo:font-size="12pt" fo:font-style="normal" fo:font-weight="normal" style:font-size-asian="12pt" style:font-style-asian="normal" style:font-weight-asian="normal" style:font-size-complex="12pt"/>
    </style:style>
    <style:style style:name="T21" style:family="text">
      <style:text-properties fo:color="#6a8759" loext:opacity="100%" style:font-name="JetBrains Mono1" fo:font-size="12pt" fo:font-style="normal" fo:font-weight="normal" officeooo:rsid="0003aae5" style:font-size-asian="12pt" style:font-style-asian="normal" style:font-weight-asian="normal" style:font-size-complex="12pt"/>
    </style:style>
    <style:style style:name="T22" style:family="text">
      <style:text-properties fo:color="#ffc66d" loext:opacity="100%" style:font-name="JetBrains Mono1" fo:font-size="10pt" fo:font-style="normal" fo:font-weight="normal" style:font-size-asian="10pt" style:font-style-asian="normal" style:font-weight-asian="normal"/>
    </style:style>
    <style:style style:name="T23" style:family="text">
      <style:text-properties fo:color="#ffc66d" loext:opacity="100%" style:font-name="JetBrains Mono1" fo:font-size="12pt" fo:font-style="normal" fo:font-weight="normal" style:font-size-asian="12pt" style:font-style-asian="normal" style:font-weight-asian="normal" style:font-size-complex="12pt"/>
    </style:style>
    <style:style style:name="T24" style:family="text">
      <style:text-properties fo:color="#cc7832" loext:opacity="100%" style:font-name="JetBrains Mono1" fo:font-size="10pt" fo:font-style="normal" fo:font-weight="normal" style:font-size-asian="10pt" style:font-style-asian="normal" style:font-weight-asian="normal"/>
    </style:style>
    <style:style style:name="T25" style:family="text">
      <style:text-properties fo:color="#cc7832" loext:opacity="100%" style:font-name="JetBrains Mono1" fo:font-size="10pt" fo:font-style="normal" style:text-underline-style="none" fo:font-weight="normal" officeooo:rsid="0003aae5" style:font-size-asian="10pt" style:font-style-asian="normal" style:font-weight-asian="normal" style:font-size-complex="12pt" style:font-weight-complex="normal"/>
    </style:style>
    <style:style style:name="T26" style:family="text">
      <style:text-properties fo:color="#cc7832" loext:opacity="100%" style:font-name="JetBrains Mono1" fo:font-size="12pt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color="#cc7832" loext:opacity="100%" style:font-name="AnjaliOldLipi" fo:font-size="12pt" fo:font-style="normal" style:text-underline-style="none" fo:font-weight="normal" officeooo:rsid="0003aae5" style:font-size-asian="10.5pt" style:font-style-asian="normal" style:font-weight-asian="normal" style:font-size-complex="12pt" style:font-weight-complex="normal"/>
    </style:style>
    <style:style style:name="T28" style:family="text">
      <style:text-properties fo:color="#000000" loext:opacity="100%" style:font-name="AnjaliOldLipi" fo:font-size="12pt" fo:font-style="normal" style:text-underline-style="none" fo:font-weight="normal" officeooo:rsid="0003aae5" style:font-size-asian="10.5pt" style:font-style-asian="normal" style:font-weight-asian="normal" style:font-size-complex="12pt" style:font-weight-complex="normal"/>
    </style:style>
    <style:style style:name="T29" style:family="text">
      <style:text-properties fo:color="#000000" loext:opacity="100%" style:font-name="AnjaliOldLipi" fo:font-size="12pt" fo:font-style="normal" style:text-underline-style="none" fo:font-weight="normal" officeooo:rsid="0006c798" style:font-size-asian="10.5pt" style:font-style-asian="normal" style:font-weight-asian="normal" style:font-size-complex="12pt" style:font-weight-complex="normal"/>
    </style:style>
    <style:style style:name="T30" style:family="text">
      <style:text-properties style:font-name="JetBrains Mono1" fo:font-size="10pt" fo:font-style="normal" fo:font-weight="normal" style:font-size-asian="10pt" style:font-style-asian="normal" style:font-weight-asian="normal"/>
    </style:style>
    <style:style style:name="T31" style:family="text">
      <style:text-properties fo:font-size="10pt" fo:font-style="normal" fo:font-weight="normal" style:font-size-asian="10pt" style:font-style-asian="normal" style:font-weight-asian="normal"/>
    </style:style>
    <style:style style:name="T32" style:family="text">
      <style:text-properties fo:font-style="normal" fo:font-weight="normal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JPQL </text:span></text:p>
      <text:p text:style-name="P1"><text:span text:style-name="T3"/></text:p>
      <text:p text:style-name="P1"><text:span text:style-name="T3">- <text:s/>Our JPA Repository has some default methods like findAll, FindById, findAllById and some more.</text:span></text:p>
      <text:p text:style-name="P1"><text:span text:style-name="T3"/></text:p>
      <text:p text:style-name="P1"><text:span text:style-name="T3">- <text:s/>Derived Query methods/ Custom Finder Methods</text:span></text:p>
      <text:p text:style-name="P1"><text:span text:style-name="T3"/></text:p>
      <text:p text:style-name="P1"><text:span text:style-name="T3"><text:tab/>data by name</text:span></text:p>
      <text:p text:style-name="P1"><text:span text:style-name="T3"><text:tab/>date by name and password</text:span></text:p>
      <text:p text:style-name="P1"><text:span text:style-name="T3"><text:tab/>data by name or password</text:span></text:p>
      <text:p text:style-name="P1"><text:span text:style-name="T3"><text:tab/>data by name starting with prefix</text:span></text:p>
      <text:p text:style-name="P1"><text:span text:style-name="T3"><text:tab/>data by name like keyword and some more.</text:span></text:p>
      <text:p text:style-name="P1"><text:span text:style-name="T3"/></text:p>
      <text:p text:style-name="P1"><text:span text:style-name="T3"><text:tab/>Here for the above one’s we can write a query by writing a method name so, that <text:tab/>JPA automatically converts it into query and execute it. But, we may come across <text:tab/>situations where, we cannot write the method names to get our result, example <text:tab/>Joins and sub query kind of operations.</text:span></text:p>
      <text:p text:style-name="P1"><text:span text:style-name="T3"/></text:p>
      <text:p text:style-name="P1"><text:span text:style-name="T3"><text:tab/>For these we can JPQL Queries.</text:span></text:p>
      <text:p text:style-name="P1"><text:span text:style-name="T3"/></text:p>
      <text:p text:style-name="P3">JPQL : <text:span text:style-name="T1">Java Persistance Query Language.</text:span></text:p>
      <text:p text:style-name="P5"><text:span text:style-name="T8"><text:tab/></text:span><text:span text:style-name="T5">The Java Persistence query language (JPQL) is used to define searches against <text:tab/>persistent entities independent of the mechanism used to store those entities.</text:span></text:p>
      <text:p text:style-name="P5"><text:span text:style-name="T5"/></text:p>
      <text:p text:style-name="P3"><text:span text:style-name="T4">Native Query : Normal SQL Query.</text:span></text:p>
      <text:p text:style-name="P3"><text:span text:style-name="T4"><text:tab/>We can write normal SQL custom queries as well, in our Java Applications.</text:span></text:p>
      <text:p text:style-name="P3"><text:span text:style-name="T4"/></text:p>
      <text:p text:style-name="P3"><text:span text:style-name="T4"/></text:p>
      <text:p text:style-name="P2"><text:span text:style-name="T3">- F</text:span><text:span text:style-name="T1">or implementing </text:span><text:span text:style-name="T6">them, </text:span><text:span text:style-name="T1">we need to annotate the method </text:span><text:span text:style-name="T6">in Repository Interface </text:span><text:span text:style-name="T1">with @Query and using this we can call JPQL query as well as native query(Standard SQL query).</text:span></text:p>
      <text:p text:style-name="P2"/>
      <text:p text:style-name="P2">- <text:span text:style-name="T6">Here the method can be anything, doesn’t matter as long as we use @Query annotation.</text:span></text:p>
      <text:p text:style-name="P2"><text:span text:style-name="T6"/></text:p>
      <text:p text:style-name="P4"><text:span text:style-name="T6">U</text:span><text:span text:style-name="T1">sing CRUD Repository :</text:span></text:p>
      <text:p text:style-name="P4"><text:tab/>- <text:span text:style-name="T1">If We’re using CRUD Repo, we can directly use @Query on method and use it <text:tab/>directly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>Using JPA Repository : </text:p>
      <text:p text:style-name="P6"><text:tab/>- If we’re using JPA Repo, We cannot directly use Query and use it as It’ll throw <text:tab/>some exceptions</text:p>
      <text:p text:style-name="P6"><text:tab/>- For this we need to go to the entity class and in @Entity annotation , use name <text:tab/>attibute and give the table name over there.</text:p>
      <text:p text:style-name="P6"><text:tab/><text:tab/>@Entity(name = “user_details”)</text:p>
      <text:p text:style-name="P6"><text:tab/><text:tab/>@Table(name = “user_details”)</text:p>
      <text:p text:style-name="P6"><text:tab/>- After this we can write the JPQL queries directly on the Repositoty interface <text:tab/>methods.</text:p>
      <text:p text:style-name="P6"/>
      <text:p text:style-name="P6">JPQL Query Example :</text:p>
      <text:p text:style-name="P6">------------------------------</text:p>
      <text:p text:style-name="P6"><text:tab/>In Repository Interface,</text:p>
      <text:p text:style-name="P6"/>
      <text:p text:style-name="P6"><text:tab/><text:tab/>***--- Setting attibutes/parameters using @Param ---***</text:p>
      <text:p text:style-name="P7"><text:span text:style-name="T7"><text:tab/><text:tab/></text:span><text:span text:style-name="T13">@Query</text:span><text:span text:style-name="T17">(</text:span><text:span text:style-name="T20">"Select u from Users u where u.id =:id"</text:span><text:span text:style-name="T17">)</text:span><text:span text:style-name="T9"><text:line-break/><text:tab/><text:tab/></text:span><text:span text:style-name="T17">Users </text:span><text:span text:style-name="T23">findUserById</text:span><text:span text:style-name="T17">(</text:span><text:span text:style-name="T12">@Param</text:span><text:span text:style-name="T17">(</text:span><text:span text:style-name="T20">"id"</text:span><text:span text:style-name="T17">) Integer id)</text:span><text:span text:style-name="T26">;</text:span></text:p>
      <text:p text:style-name="P7"><text:span text:style-name="T25"/></text:p>
      <text:p text:style-name="P7"><text:span text:style-name="T24"/></text:p>
      <text:p text:style-name="P7"><text:span text:style-name="T24"><text:tab/><text:tab/></text:span></text:p>
      <text:p text:style-name="P6"><text:tab/><text:tab/>***--- Setting attibutes/without using @Param <text:s/>---***</text:p>
      <text:p text:style-name="P7"><text:span text:style-name="T7"><text:tab/><text:tab/></text:span><text:span text:style-name="T12">@Query</text:span><text:span text:style-name="T17">(</text:span><text:span text:style-name="T20">"Select u from Users u where u.name =?1"</text:span><text:span text:style-name="T17">)</text:span><text:span text:style-name="T9"><text:line-break/><text:tab/><text:tab/></text:span><text:span text:style-name="T17">List&lt;Users&gt; </text:span><text:span text:style-name="T23">findUsersByName</text:span><text:span text:style-name="T17">(String name)</text:span><text:span text:style-name="T26">;</text:span></text:p>
      <text:p text:style-name="P7"><text:span text:style-name="T24"/></text:p>
      <text:p text:style-name="P7"><text:span text:style-name="T24"><text:tab/></text:span></text:p>
      <text:p text:style-name="P7"><text:span text:style-name="T24"><text:tab/><text:tab/></text:span></text:p>
      <text:p text:style-name="P8"><text:span text:style-name="T24"><text:tab/><text:tab/></text:span><text:span text:style-name="T28">***--- S</text:span><text:span text:style-name="T29">ubQuery Example</text:span><text:span text:style-name="T28"> <text:s/>---***</text:span></text:p>
      <text:p text:style-name="P8"><text:span text:style-name="T28"><text:tab/><text:tab/></text:span><text:span text:style-name="T15">@Query</text:span><text:span text:style-name="T17">(</text:span><text:span text:style-name="T20">"Select u from Users u where u.age = (select max(u.age) from Users u)"</text:span><text:span text:style-name="T17">)</text:span><text:span text:style-name="T9"><text:line-break/><text:tab/><text:tab/></text:span><text:span text:style-name="T17">Users </text:span><text:span text:style-name="T23">findOldestUser</text:span><text:span text:style-name="T17">()</text:span><text:span text:style-name="T26">;</text:span></text:p>
      <text:p text:style-name="P8"><text:span text:style-name="T28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8">Native Query Example :</text:span></text:p>
      <text:p text:style-name="P7"><text:span text:style-name="T28">-------------------------------</text:span></text:p>
      <text:p text:style-name="P7"><text:span text:style-name="T28"><text:tab/>In Repository Interface,</text:span></text:p>
      <text:p text:style-name="P7"><text:span text:style-name="T28"/></text:p>
      <text:p text:style-name="P7"><text:span text:style-name="T28"><text:tab/><text:tab/>***--- Setting attibutes/parameters using @Param ---***</text:span></text:p>
      <text:p text:style-name="P7"><text:span text:style-name="T28"><text:tab/><text:tab/></text:span><text:span text:style-name="T15">@Query</text:span><text:span text:style-name="T17">(value = </text:span><text:span text:style-name="T20">"select * from Users u where u.email =:email"</text:span><text:span text:style-name="T26">, </text:span><text:span text:style-name="T17">nativeQuery = </text:span><text:span text:style-name="T26">true</text:span><text:span text:style-name="T17">)</text:span><text:span text:style-name="T9"><text:line-break/><text:tab/><text:tab/></text:span><text:span text:style-name="T17">Users </text:span><text:span text:style-name="T23">findUsersByEmailUsingJPQL</text:span><text:span text:style-name="T17">(</text:span><text:span text:style-name="T12">@Param</text:span><text:span text:style-name="T17">(</text:span><text:span text:style-name="T20">"email"</text:span><text:span text:style-name="T17">) String email)</text:span><text:span text:style-name="T26">;</text:span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pan text:style-name="T28"/></text:p>
      <text:p text:style-name="P7"><text:soft-page-break/><text:span text:style-name="T28"/></text:p>
      <text:p text:style-name="P7"><text:span text:style-name="T28"><text:tab/><text:tab/>***--- Setting attibutes/parameters without using @Param ---***</text:span></text:p>
      <text:p text:style-name="P7"><text:span text:style-name="T7"><text:tab/><text:tab/></text:span><text:span text:style-name="T12">@Query</text:span><text:span text:style-name="T17">(value = </text:span><text:span text:style-name="T20">"select * from Users u where u.email =?</text:span><text:span text:style-name="T21">1</text:span><text:span text:style-name="T20">"</text:span><text:span text:style-name="T26">, </text:span><text:span text:style-name="T17">nativeQuery = </text:span><text:span text:style-name="T26">true</text:span><text:span text:style-name="T17">)</text:span><text:span text:style-name="T9"><text:line-break/><text:tab/><text:tab/></text:span><text:span text:style-name="T17">Users </text:span><text:span text:style-name="T23">findUsersByEmailUsingJPQL</text:span><text:span text:style-name="T17">(</text:span><text:span text:style-name="T12">@Param</text:span><text:span text:style-name="T17">(</text:span><text:span text:style-name="T20">"email"</text:span><text:span text:style-name="T17">) String email)</text:span><text:span text:style-name="T26">;</text:span></text:p>
      <text:p text:style-name="P7"><text:span text:style-name="T26"/></text:p>
      <text:p text:style-name="P7"><text:span text:style-name="T26"/></text:p>
      <text:p text:style-name="P7"><text:span text:style-name="T24"/></text:p>
      <text:p text:style-name="P9"><text:span text:style-name="T32">For DML queires we need to us @Modifying on the mthod just on the level of @Query in Rep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JetBrains Mono" svg:font-family="'JetBrains Mono'" style:font-pitch="variable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09:43:31.607320416</meta:creation-date>
    <dc:date>2023-02-22T21:58:02.215484989</dc:date>
    <meta:editing-duration>PT9H34M7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44" meta:word-count="433" meta:character-count="2785" meta:non-whitespace-character-count="2325"/>
  </office:meta>
</office:document-meta>
</file>